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Cuvée Brut </text:p>
          </table:table-cell>
          <table:table-cell office:value-type="string">
            <text:p>Bellavista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k1e79z65vsz8rfe4</text:p>
          </table:table-cell>
          <table:table-cell office:value-type="string">
            <text:p>SPARKLING</text:p>
          </table:table-cell>
          <table:table-cell office:value-type="string">
            <text:p>Franciacorta Cuvée Brut</text:p>
          </table:table-cell>
          <table:table-cell office:value-type="string">
            <text:p>Bellavista</text:p>
          </table:table-cell>
          <table:table-cell office:value-type="float" office:value="38.358646">
            <text:p>38.3586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`Asti Montebruna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370">
            <text:p>1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67632">
            <text:p>50.6763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5.03156">
            <text:p>55.031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ancredi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hsc3eddz9gjeye772</text:p>
          </table:table-cell>
          <table:table-cell office:value-type="string">
            <text:p>RED</text:p>
          </table:table-cell>
          <table:table-cell office:value-type="string">
            <text:p>Tancredi</text:p>
          </table:table-cell>
          <table:table-cell office:value-type="string">
            <text:p>Donnafugata</text:p>
          </table:table-cell>
          <table:table-cell office:value-type="float" office:value="43.353294">
            <text:p>43.3532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66.79129">
            <text:p>66.7912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21000">
            <text:p>2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911015">
            <text:p>33.9110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1000">
            <text:p>31000</text:p>
          </table:table-cell>
          <table:table-cell office:value-type="float" office:value="19000">
            <text:p>19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7qb0nmb3p3cs0zz4</text:p>
          </table:table-cell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float" office:value="41.881824">
            <text:p>41.88182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`Asti Bricco dell`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750">
            <text:p>4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90317">
            <text:p>53.903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Lorens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d5fdej59s20baf41j</text:p>
          </table:table-cell>
          <table:table-cell office:value-type="string">
            <text:p>RED</text:p>
          </table:table-cell>
          <table:table-cell office:value-type="string">
            <text:p>Lorens Barbaresco</text:p>
          </table:table-cell>
          <table:table-cell office:value-type="string">
            <text:p>Lodali</text:p>
          </table:table-cell>
          <table:table-cell office:value-type="float" office:value="46.733234">
            <text:p>46.7332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sfp6aatfcers04xn</text:p>
          </table:table-cell>
          <table:table-cell office:value-type="string">
            <text:p>WHITE</text:p>
          </table:table-cell>
          <table:table-cell office:value-type="string">
            <text:p>Chardonnay Turmhof</text:p>
          </table:table-cell>
          <table:table-cell office:value-type="string">
            <text:p>Tiefenbrunner</text:p>
          </table:table-cell>
          <table:table-cell office:value-type="float" office:value="42.2593">
            <text:p>42.25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672394">
            <text:p>47.6723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7290">
            <text:p>7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46.97345">
            <text:p>46.973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9300">
            <text:p>9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float" office:value="54.046486">
            <text:p>54.046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208557">
            <text:p>33.20855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Undicicomuni</text:p>
          </table:table-cell>
          <table:table-cell office:value-type="string">
            <text:p>Arnaldo River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460">
            <text:p>2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ve5dez66keysg16r</text:p>
          </table:table-cell>
          <table:table-cell office:value-type="string">
            <text:p>RED</text:p>
          </table:table-cell>
          <table:table-cell office:value-type="string">
            <text:p>Undicicomuni Barolo</text:p>
          </table:table-cell>
          <table:table-cell office:value-type="string">
            <text:p>Arnaldo Rivera</text:p>
          </table:table-cell>
          <table:table-cell office:value-type="float" office:value="54.64641">
            <text:p>54.6464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3600">
            <text:p>1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0517">
            <text:p>47.0051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erasuolo di Vittoria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10">
            <text:p>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58jce5zypbmdfkxy</text:p>
          </table:table-cell>
          <table:table-cell office:value-type="string">
            <text:p>RED</text:p>
          </table:table-cell>
          <table:table-cell office:value-type="string">
            <text:p>Cerasuolo di Vittoria</text:p>
          </table:table-cell>
          <table:table-cell office:value-type="string">
            <text:p>Planeta</text:p>
          </table:table-cell>
          <table:table-cell office:value-type="float" office:value="46.228302">
            <text:p>46.2283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imitivo di Manduria Raccontami</text:p>
          </table:table-cell>
          <table:table-cell office:value-type="string">
            <text:p>Vesp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3mh9s9jjd32spm5nn</text:p>
          </table:table-cell>
          <table:table-cell office:value-type="string">
            <text:p>RED</text:p>
          </table:table-cell>
          <table:table-cell office:value-type="string">
            <text:p>Primitivo di Manduria Raccontami</text:p>
          </table:table-cell>
          <table:table-cell office:value-type="string">
            <text:p>Vespa</text:p>
          </table:table-cell>
          <table:table-cell office:value-type="float" office:value="53.988644">
            <text:p>53.98864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39716">
            <text:p>46.43971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6726">
            <text:p>51.672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46.183937">
            <text:p>46.1839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6.242634">
            <text:p>46.2426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d27tjz7dt25a6wpm</text:p>
          </table:table-cell>
          <table:table-cell office:value-type="string">
            <text:p>DESSERT</text:p>
          </table:table-cell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float" office:value="50.781933">
            <text:p>50.78193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Riserva Furggl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3.74107">
            <text:p>53.7410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agrein Mirell 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4.22192">
            <text:p>64.2219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Teroldego Sgarzon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49.68434">
            <text:p>49.6843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Campofiorin Brolo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4x3kdp4ntz34pcps</text:p>
          </table:table-cell>
          <table:table-cell office:value-type="string">
            <text:p>RED</text:p>
          </table:table-cell>
          <table:table-cell office:value-type="string">
            <text:p>Brolo Campofiorin</text:p>
          </table:table-cell>
          <table:table-cell office:value-type="string">
            <text:p>Masi</text:p>
          </table:table-cell>
          <table:table-cell office:value-type="float" office:value="36.40502">
            <text:p>36.405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3300">
            <text:p>1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7.304497">
            <text:p>57.3044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1500">
            <text:p>1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35">
            <text:p>47.49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erlot L` appari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36000">
            <text:p>3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9.323982">
            <text:p>49.3239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9800">
            <text:p>9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242043">
            <text:p>54.2420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olo Bricco delle Viole </text:p>
          </table:table-cell>
          <table:table-cell office:value-type="string">
            <text:p>G. D. Vajr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4.371437">
            <text:p>54.3714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aresco Lorens 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d5fdej59s20baf41j</text:p>
          </table:table-cell>
          <table:table-cell office:value-type="string">
            <text:p>RED</text:p>
          </table:table-cell>
          <table:table-cell office:value-type="string">
            <text:p>Lorens Barbaresco</text:p>
          </table:table-cell>
          <table:table-cell office:value-type="string">
            <text:p>Lodali</text:p>
          </table:table-cell>
          <table:table-cell office:value-type="float" office:value="45.943718">
            <text:p>45.94371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4450">
            <text:p>4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53.659683">
            <text:p>53.6596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855">
            <text:p>58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7.304497">
            <text:p>57.3044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16803">
            <text:p>58.8168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Flied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2dp79tjv2vpnfrx9p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Fliederhof</text:p>
          </table:table-cell>
          <table:table-cell office:value-type="float" office:value="40.045815">
            <text:p>40.0458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5463">
            <text:p>54.2554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Hap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q1h51tyk7k7b7c56</text:p>
          </table:table-cell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Happacherhof</text:p>
          </table:table-cell>
          <table:table-cell office:value-type="float" office:value="38.286037">
            <text:p>38.286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30">
            <text:p>11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qz08t30v9h7213x</text:p>
          </table:table-cell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float" office:value="47.235565">
            <text:p>47.2355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 Sauvignon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1t067xsp0zn5nymc</text:p>
          </table:table-cell>
          <table:table-cell office:value-type="string">
            <text:p>WHITE</text:p>
          </table:table-cell>
          <table:table-cell office:value-type="string">
            <text:p>Terlaner Sauvignon</text:p>
          </table:table-cell>
          <table:table-cell office:value-type="string">
            <text:p>Messnerhof</text:p>
          </table:table-cell>
          <table:table-cell office:value-type="float" office:value="45.97808">
            <text:p>45.9780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Graf von Mera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2fqtf0fe9vy4nvah</text:p>
          </table:table-cell>
          <table:table-cell office:value-type="string">
            <text:p>WHITE</text:p>
          </table:table-cell>
          <table:table-cell office:value-type="string">
            <text:p>Graf von Meran Sauvignon</text:p>
          </table:table-cell>
          <table:table-cell office:value-type="string">
            <text:p>Kellerei Meran</text:p>
          </table:table-cell>
          <table:table-cell office:value-type="float" office:value="50.684082">
            <text:p>50.6840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tc4ww9r20w1tat5g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Taschlerhof</text:p>
          </table:table-cell>
          <table:table-cell office:value-type="float" office:value="39.147503">
            <text:p>39.1475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768143">
            <text:p>37.7681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620">
            <text:p>1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d1ve9772018dyh2q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Laimburg</text:p>
          </table:table-cell>
          <table:table-cell office:value-type="float" office:value="31.081535">
            <text:p>31.0815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srtd6bv2y2d007t8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cherhof</text:p>
          </table:table-cell>
          <table:table-cell office:value-type="float" office:value="34.227486">
            <text:p>34.227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8py48ktv1d5grxx4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ieselehof</text:p>
          </table:table-cell>
          <table:table-cell office:value-type="float" office:value="36.360046">
            <text:p>36.36004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43.32578">
            <text:p>43.3257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eserve della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430">
            <text:p>14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36743">
            <text:p>45.367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na`Rouge</text:p>
          </table:table-cell>
          <table:table-cell office:value-type="string">
            <text:p>Hartmann Dona`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edspk5wgk87pdfta</text:p>
          </table:table-cell>
          <table:table-cell office:value-type="string">
            <text:p>RED</text:p>
          </table:table-cell>
          <table:table-cell office:value-type="string">
            <text:p>Donà Rouge</text:p>
          </table:table-cell>
          <table:table-cell office:value-type="string">
            <text:p>Hartmann Donà</text:p>
          </table:table-cell>
          <table:table-cell office:value-type="float" office:value="45.409184">
            <text:p>45.4091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6.14486">
            <text:p>46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Quirinus</text:p>
          </table:table-cell>
          <table:table-cell office:value-type="string">
            <text:p>St. Quirinu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wxkbr1xtdafq2xnbwv</text:p>
          </table:table-cell>
          <table:table-cell office:value-type="string">
            <text:p>RED</text:p>
          </table:table-cell>
          <table:table-cell office:value-type="string">
            <text:p>Merlot Quirinus</text:p>
          </table:table-cell>
          <table:table-cell office:value-type="string">
            <text:p>St Quirinus</text:p>
          </table:table-cell>
          <table:table-cell office:value-type="float" office:value="50.502876">
            <text:p>50.502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wxzn18yjrenwzecg0</text:p>
          </table:table-cell>
          <table:table-cell office:value-type="string">
            <text:p>RED</text:p>
          </table:table-cell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float" office:value="56.295605">
            <text:p>56.2956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lldiv Prestige</text:p>
          </table:table-cell>
          <table:table-cell office:value-type="string">
            <text:p>Von Braunbach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g890s67crvyjgfgq</text:p>
          </table:table-cell>
          <table:table-cell office:value-type="string">
            <text:p>RED</text:p>
          </table:table-cell>
          <table:table-cell office:value-type="string">
            <text:p>Calldiv Prestige</text:p>
          </table:table-cell>
          <table:table-cell office:value-type="string">
            <text:p>Von Braunbach</text:p>
          </table:table-cell>
          <table:table-cell office:value-type="float" office:value="57.9179">
            <text:p>57.917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inticlarus Cuvee`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090">
            <text:p>3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690342">
            <text:p>43.69034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elleus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760">
            <text:p>1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92axz2rtcfd01kr7k</text:p>
          </table:table-cell>
          <table:table-cell office:value-type="string">
            <text:p>RED</text:p>
          </table:table-cell>
          <table:table-cell office:value-type="string">
            <text:p>Belleus</text:p>
          </table:table-cell>
          <table:table-cell office:value-type="string">
            <text:p>Messnerhof</text:p>
          </table:table-cell>
          <table:table-cell office:value-type="float" office:value="41.662205">
            <text:p>41.6622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l de Rey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820">
            <text:p>28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685284">
            <text:p>42.68528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410">
            <text:p>24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5.758236">
            <text:p>45.75823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410">
            <text:p>24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50.473858">
            <text:p>50.4738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dolino Classico Brol Grande</text:p>
          </table:table-cell>
          <table:table-cell office:value-type="string">
            <text:p>Le Fragh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7r5qmmhth65qr9w1j</text:p>
          </table:table-cell>
          <table:table-cell office:value-type="string">
            <text:p>RED</text:p>
          </table:table-cell>
          <table:table-cell office:value-type="string">
            <text:p>Brol Grande Bardolino Classico</text:p>
          </table:table-cell>
          <table:table-cell office:value-type="string">
            <text:p>Le Fraghe</text:p>
          </table:table-cell>
          <table:table-cell office:value-type="float" office:value="53.565792">
            <text:p>53.56579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Vigneto Bellavis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z5bbr4hnsrf4t5b8</text:p>
          </table:table-cell>
          <table:table-cell office:value-type="string">
            <text:p>RED</text:p>
          </table:table-cell>
          <table:table-cell office:value-type="string">
            <text:p>Chianti Classico Vigneto Bellavista</text:p>
          </table:table-cell>
          <table:table-cell office:value-type="string">
            <text:p>Castello di Ama</text:p>
          </table:table-cell>
          <table:table-cell office:value-type="float" office:value="52.34449">
            <text:p>52.344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ywnj54je459f96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sanova di Neri</text:p>
          </table:table-cell>
          <table:table-cell office:value-type="float" office:value="50.61466">
            <text:p>50.6146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4100">
            <text:p>4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wktjk58v0pxcyd66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float" office:value="44.885876">
            <text:p>44.885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runello di Montalcino</text:p>
          </table:table-cell>
          <table:table-cell office:value-type="string">
            <text:p>Argia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a3rmyt1509hwk01m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Argiano</text:p>
          </table:table-cell>
          <table:table-cell office:value-type="float" office:value="41.946465">
            <text:p>41.9464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Petrucci Melo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9000">
            <text:p>19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d59krepqygk1xxrk3</text:p>
          </table:table-cell>
          <table:table-cell office:value-type="string">
            <text:p>RED</text:p>
          </table:table-cell>
          <table:table-cell office:value-type="string">
            <text:p>Petrucci Melo</text:p>
          </table:table-cell>
          <table:table-cell office:value-type="string">
            <text:p>Podere Forte</text:p>
          </table:table-cell>
          <table:table-cell office:value-type="float" office:value="50.64985">
            <text:p>50.6498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6.75371">
            <text:p>56.7537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7390">
            <text:p>7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60075">
            <text:p>60.4600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Barbera d`Asti Bricco dell`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113655">
            <text:p>53.1136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Haderburg Brut </text:p>
          </table:table-cell>
          <table:table-cell office:value-type="string">
            <text:p>Haderburg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mx0p7drhda7fcn87</text:p>
          </table:table-cell>
          <table:table-cell office:value-type="string">
            <text:p>SPARKLING</text:p>
          </table:table-cell>
          <table:table-cell office:value-type="string">
            <text:p>Metodo Classico Brut</text:p>
          </table:table-cell>
          <table:table-cell office:value-type="string">
            <text:p>Haderburg</text:p>
          </table:table-cell>
          <table:table-cell office:value-type="float" office:value="30.604206">
            <text:p>30.6042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Haderburg Pas Dose` </text:p>
          </table:table-cell>
          <table:table-cell office:value-type="string">
            <text:p>Haderburg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44899">
            <text:p>35.448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ranciacorta Satin </text:p>
          </table:table-cell>
          <table:table-cell office:value-type="string">
            <text:p>Bellavista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990">
            <text:p>3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evznqx93s31tmnkz</text:p>
          </table:table-cell>
          <table:table-cell office:value-type="string">
            <text:p>SPARKLING</text:p>
          </table:table-cell>
          <table:table-cell office:value-type="string">
            <text:p>Franciacorta Satèn Brut</text:p>
          </table:table-cell>
          <table:table-cell office:value-type="string">
            <text:p>Bellavista</text:p>
          </table:table-cell>
          <table:table-cell office:value-type="float" office:value="38.596317">
            <text:p>38.5963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Brut Zero 26° Primo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ewb1r5rq77ymechgm</text:p>
          </table:table-cell>
          <table:table-cell office:value-type="string">
            <text:p>SPARKLING</text:p>
          </table:table-cell>
          <table:table-cell office:value-type="string">
            <text:p>26° Primo Rive di Col San Martino Valdobbiadene</text:p>
          </table:table-cell>
          <table:table-cell office:value-type="string">
            <text:p>Andreola</text:p>
          </table:table-cell>
          <table:table-cell office:value-type="float" office:value="37.51589">
            <text:p>37.515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osecco Brut Col del Forno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ehggsmkhrzavakt7w</text:p>
          </table:table-cell>
          <table:table-cell office:value-type="string">
            <text:p>SPARKLING</text:p>
          </table:table-cell>
          <table:table-cell office:value-type="string">
            <text:p>Col del Forno Rive di Refrontolo Valdobbiadene</text:p>
          </table:table-cell>
          <table:table-cell office:value-type="string">
            <text:p>Andreola</text:p>
          </table:table-cell>
          <table:table-cell office:value-type="float" office:value="42.74536">
            <text:p>42.745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osecco Extra Dry Mas de Fer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esasm1ygnjsh4qq5q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Andreola</text:p>
          </table:table-cell>
          <table:table-cell office:value-type="float" office:value="41.21953">
            <text:p>41.219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errari Maximum Brut ( Trento doc )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mccvr75kpwf5g43d</text:p>
          </table:table-cell>
          <table:table-cell office:value-type="string">
            <text:p>SPARKLING</text:p>
          </table:table-cell>
          <table:table-cell office:value-type="string">
            <text:p>Hommage Trento Brut</text:p>
          </table:table-cell>
          <table:table-cell office:value-type="string">
            <text:p>Ferrari</text:p>
          </table:table-cell>
          <table:table-cell office:value-type="float" office:value="33.43379">
            <text:p>33.433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Doc Blauwal Rose`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5mt69xpp0hfnhw3v</text:p>
          </table:table-cell>
          <table:table-cell office:value-type="string">
            <text:p>SPARKLING</text:p>
          </table:table-cell>
          <table:table-cell office:value-type="string">
            <text:p>Blauwal Nature</text:p>
          </table:table-cell>
          <table:table-cell office:value-type="string">
            <text:p>Cesconi</text:p>
          </table:table-cell>
          <table:table-cell office:value-type="float" office:value="37.299084">
            <text:p>37.2990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Doc Blauwal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s7ytswp9sw9m25nt</text:p>
          </table:table-cell>
          <table:table-cell office:value-type="string">
            <text:p>SPARKLING</text:p>
          </table:table-cell>
          <table:table-cell office:value-type="string">
            <text:p>Metodo Classico Der Blauwal Extra Brut</text:p>
          </table:table-cell>
          <table:table-cell office:value-type="string">
            <text:p>Cesconi</text:p>
          </table:table-cell>
          <table:table-cell office:value-type="float" office:value="38.1449">
            <text:p>38.14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Ruinart Brut 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3390">
            <text:p>3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1.387177">
            <text:p>41.3871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Ruinart Rose`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4990">
            <text:p>4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1.132008">
            <text:p>41.1320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ollinger Brut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790">
            <text:p>5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79enkj994gq7njmfr</text:p>
          </table:table-cell>
          <table:table-cell office:value-type="string">
            <text:p>SPARKLING</text:p>
          </table:table-cell>
          <table:table-cell office:value-type="string">
            <text:p>2003 By Bollinger Champagne Brut</text:p>
          </table:table-cell>
          <table:table-cell office:value-type="string">
            <text:p>Bollinger</text:p>
          </table:table-cell>
          <table:table-cell office:value-type="float" office:value="35.156204">
            <text:p>35.156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Dom Perignon Brut 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7000">
            <text:p>27000</text:p>
          </table:table-cell>
          <table:table-cell office:value-type="float" office:value="21500">
            <text:p>2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37.255577">
            <text:p>37.2555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Krug Gran Cuvée Brut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5800">
            <text:p>25800</text:p>
          </table:table-cell>
          <table:table-cell office:value-type="float" office:value="20900">
            <text:p>20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Champagne Grande Cuvée Brut</text:p>
          </table:table-cell>
          <table:table-cell office:value-type="string">
            <text:p>Krug</text:p>
          </table:table-cell>
          <table:table-cell office:value-type="float" office:value="28.125772">
            <text:p>28.1257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Moet &amp; Chandon Ice Imperial </text:p>
          </table:table-cell>
          <table:table-cell office:value-type="string">
            <text:p>Moet &amp; Chandom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0.776974">
            <text:p>40.7769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Schreckbichl / Colterenzio</text:p>
          </table:table-cell>
          <table:table-cell office:value-type="float" office:value="34.197258">
            <text:p>34.1972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29.444954">
            <text:p>29.4449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44">
            <text:p>94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n8c767ja0n7vt9n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lois Lageder</text:p>
          </table:table-cell>
          <table:table-cell office:value-type="float" office:value="23.34613">
            <text:p>23.346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Kolbenhof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490">
            <text:p>2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3.941578">
            <text:p>33.9415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whrjytxh158w9afd</text:p>
          </table:table-cell>
          <table:table-cell office:value-type="string">
            <text:p>WHITE</text:p>
          </table:table-cell>
          <table:table-cell office:value-type="string">
            <text:p>Gewürztraminer Lafóa</text:p>
          </table:table-cell>
          <table:table-cell office:value-type="string">
            <text:p>Schreckbichl / Colterenzio</text:p>
          </table:table-cell>
          <table:table-cell office:value-type="float" office:value="36.129715">
            <text:p>36.1297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tztraminer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30.769814">
            <text:p>30.7698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6.222088">
            <text:p>46.2220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Schreckbichl / Colterenzio</text:p>
          </table:table-cell>
          <table:table-cell office:value-type="float" office:value="33.711082">
            <text:p>33.7110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29.023842">
            <text:p>29.023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3629">
            <text:p>362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707">
            <text:p>39.7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Praepu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90">
            <text:p>15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2.452656">
            <text:p>32.452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Riserva Auron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rnqwz80z8w9eevn0gc</text:p>
          </table:table-cell>
          <table:table-cell office:value-type="string">
            <text:p>WHITE</text:p>
          </table:table-cell>
          <table:table-cell office:value-type="string">
            <text:p>Kerner Auròna</text:p>
          </table:table-cell>
          <table:table-cell office:value-type="string">
            <text:p>Laimburg</text:p>
          </table:table-cell>
          <table:table-cell office:value-type="float" office:value="44.36447">
            <text:p>44.364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Riserva Alte Reben</text:p>
          </table:table-cell>
          <table:table-cell office:value-type="string">
            <text:p>Pacherhof</text:p>
          </table:table-cell>
          <table:table-cell office:value-type="float" office:value="45.91874">
            <text:p>45.918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ltliner</text:p>
          </table:table-cell>
          <table:table-cell office:value-type="string">
            <text:p>Garli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g05z4fzy8ag4vdsbyx</text:p>
          </table:table-cell>
          <table:table-cell office:value-type="string">
            <text:p>WHITE</text:p>
          </table:table-cell>
          <table:table-cell office:value-type="string">
            <text:p>Grüner Veltliner Bio</text:p>
          </table:table-cell>
          <table:table-cell office:value-type="string">
            <text:p>Garlider</text:p>
          </table:table-cell>
          <table:table-cell office:value-type="float" office:value="30.9304">
            <text:p>30.93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Porer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35.206985">
            <text:p>35.2069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pc5rwqdma4kja9w0</text:p>
          </table:table-cell>
          <table:table-cell office:value-type="string">
            <text:p>WHITE</text:p>
          </table:table-cell>
          <table:table-cell office:value-type="string">
            <text:p>Pinot Grigio Sanct Valentin</text:p>
          </table:table-cell>
          <table:table-cell office:value-type="string">
            <text:p>St. Michael-Eppan</text:p>
          </table:table-cell>
          <table:table-cell office:value-type="float" office:value="32.368317">
            <text:p>32.3683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9.070045">
            <text:p>49.0700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90">
            <text:p>2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54.050667">
            <text:p>54.0506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Versalt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na9pby76vm635sre</text:p>
          </table:table-cell>
          <table:table-cell office:value-type="string">
            <text:p>WHITE</text:p>
          </table:table-cell>
          <table:table-cell office:value-type="string">
            <text:p>Pinot Bianco Versalto Bio</text:p>
          </table:table-cell>
          <table:table-cell office:value-type="string">
            <text:p>Alois Lageder</text:p>
          </table:table-cell>
          <table:table-cell office:value-type="float" office:value="51.56637">
            <text:p>51.566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qhvbre4ann8ryaw6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-Eppan</text:p>
          </table:table-cell>
          <table:table-cell office:value-type="float" office:value="39.632706">
            <text:p>39.6327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Strahler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10751">
            <text:p>41.107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Verena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56d9e9seemcxgsqnzn</text:p>
          </table:table-cell>
          <table:table-cell office:value-type="string">
            <text:p>WHITE</text:p>
          </table:table-cell>
          <table:table-cell office:value-type="string">
            <text:p>1957 Verena Weissburgunder</text:p>
          </table:table-cell>
          <table:table-cell office:value-type="string">
            <text:p>Tenuta Nicolussi Leck</text:p>
          </table:table-cell>
          <table:table-cell office:value-type="float" office:value="42.156967">
            <text:p>42.1569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Feldmarschal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3990">
            <text:p>3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4.945442">
            <text:p>44.9454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 Privat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790">
            <text:p>2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37.19476">
            <text:p>37.194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mistar Bianco Cuveè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0748">
            <text:p>46.930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and Cuvee` I°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1500">
            <text:p>215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er9gtdtb68r5bf2q</text:p>
          </table:table-cell>
          <table:table-cell office:value-type="string">
            <text:p>WHITE</text:p>
          </table:table-cell>
          <table:table-cell office:value-type="string">
            <text:p>Terlaner Grande Cuvée I</text:p>
          </table:table-cell>
          <table:table-cell office:value-type="string">
            <text:p>Kellerei Terlan / Cantina Terlano</text:p>
          </table:table-cell>
          <table:table-cell office:value-type="float" office:value="49.084045">
            <text:p>49.0840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9900">
            <text:p>9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73036">
            <text:p>34.073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fefferer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760">
            <text:p>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440bvmzn76dgg7ra</text:p>
          </table:table-cell>
          <table:table-cell office:value-type="string">
            <text:p>WHITE</text:p>
          </table:table-cell>
          <table:table-cell office:value-type="string">
            <text:p>Pfefferer SUN</text:p>
          </table:table-cell>
          <table:table-cell office:value-type="string">
            <text:p>Schreckbichl / Colterenzio</text:p>
          </table:table-cell>
          <table:table-cell office:value-type="float" office:value="31.259943">
            <text:p>31.2599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gana S. Christin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30">
            <text:p>11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s7qp3gady88ztr126cf73</text:p>
          </table:table-cell>
          <table:table-cell office:value-type="string">
            <text:p>WHITE</text:p>
          </table:table-cell>
          <table:table-cell office:value-type="string">
            <text:p>Lugana Santa Cristina</text:p>
          </table:table-cell>
          <table:table-cell office:value-type="string">
            <text:p>Zenato</text:p>
          </table:table-cell>
          <table:table-cell office:value-type="float" office:value="37.63797">
            <text:p>37.637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 Bio</text:p>
          </table:table-cell>
          <table:table-cell office:value-type="string">
            <text:p>Foradori</text:p>
          </table:table-cell>
          <table:table-cell office:value-type="float" office:value="49.342583">
            <text:p>49.3425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ose` Lageder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94">
            <text:p>99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cces1wmt6sy3ngjv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Alois Lageder</text:p>
          </table:table-cell>
          <table:table-cell office:value-type="float" office:value="30.879082">
            <text:p>30.87908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03936">
            <text:p>45.039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ose`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4psk9at39mgj1seyn</text:p>
          </table:table-cell>
          <table:table-cell office:value-type="string">
            <text:p>ROSE</text:p>
          </table:table-cell>
          <table:table-cell office:value-type="string">
            <text:p>Breezy-Rosé</text:p>
          </table:table-cell>
          <table:table-cell office:value-type="string">
            <text:p>Kollerhof</text:p>
          </table:table-cell>
          <table:table-cell office:value-type="float" office:value="25.852589">
            <text:p>25.8525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aschenpost 0,5 lt</text:p>
          </table:table-cell>
          <table:table-cell office:value-type="string">
            <text:p>Sölva &amp; Kofler</text:p>
          </table:table-cell>
          <table:table-cell office:value-type="string"/>
          <table:table-cell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j0xzmqhqrs0p058ar</text:p>
          </table:table-cell>
          <table:table-cell office:value-type="string">
            <text:p>RED</text:p>
          </table:table-cell>
          <table:table-cell office:value-type="string">
            <text:p>5 Cepas Reserva</text:p>
          </table:table-cell>
          <table:table-cell office:value-type="string">
            <text:p>Casa Silva</text:p>
          </table:table-cell>
          <table:table-cell office:value-type="float" office:value="19.992731">
            <text:p>19.99273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rose`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120">
            <text:p>11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9ntyd5d1xzmh6mb2</text:p>
          </table:table-cell>
          <table:table-cell office:value-type="string">
            <text:p>ROSE</text:p>
          </table:table-cell>
          <table:table-cell office:value-type="string">
            <text:p>Perrosè DeSilva</text:p>
          </table:table-cell>
          <table:table-cell office:value-type="string">
            <text:p>Peter Sölva</text:p>
          </table:table-cell>
          <table:table-cell office:value-type="float" office:value="41.90686">
            <text:p>41.9068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a dei Masi </text:p>
          </table:table-cell>
          <table:table-cell office:value-type="string">
            <text:p>Masi 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80">
            <text:p>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f6gtse57spekc1e3</text:p>
          </table:table-cell>
          <table:table-cell office:value-type="string">
            <text:p>ROSE</text:p>
          </table:table-cell>
          <table:table-cell office:value-type="string">
            <text:p>Rosa dei Masi delle Venezie</text:p>
          </table:table-cell>
          <table:table-cell office:value-type="string">
            <text:p>Masi</text:p>
          </table:table-cell>
          <table:table-cell office:value-type="float" office:value="26.94136">
            <text:p>26.941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ato Cassiope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9czcdyxtfwtktsc5b</text:p>
          </table:table-cell>
          <table:table-cell office:value-type="string">
            <text:p>ROSE</text:p>
          </table:table-cell>
          <table:table-cell office:value-type="string">
            <text:p>Cassiopea</text:p>
          </table:table-cell>
          <table:table-cell office:value-type="string">
            <text:p>Poggio Al Tesoro</text:p>
          </table:table-cell>
          <table:table-cell office:value-type="float" office:value="47.89939">
            <text:p>47.8993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 See Alexander</text:p>
          </table:table-cell>
          <table:table-cell office:value-type="string">
            <text:p>Nikolussi Leck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19">
            <text:p>9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nppb3qhq49ajx5tfx</text:p>
          </table:table-cell>
          <table:table-cell office:value-type="string">
            <text:p>RED</text:p>
          </table:table-cell>
          <table:table-cell office:value-type="string">
            <text:p>Vernatsch Kalterersee Classico Superiore Alexander</text:p>
          </table:table-cell>
          <table:table-cell office:value-type="string">
            <text:p>Tenuta Nicolussi Leck</text:p>
          </table:table-cell>
          <table:table-cell office:value-type="float" office:value="38.839844">
            <text:p>38.839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see Superio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4kk4dkpqwftwtksk</text:p>
          </table:table-cell>
          <table:table-cell office:value-type="string">
            <text:p>RED</text:p>
          </table:table-cell>
          <table:table-cell office:value-type="string">
            <text:p>Scheinheilig Kalterersee</text:p>
          </table:table-cell>
          <table:table-cell office:value-type="string">
            <text:p>Seeperle</text:p>
          </table:table-cell>
          <table:table-cell office:value-type="float" office:value="39.781204">
            <text:p>39.781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a Huck am Ba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40">
            <text:p>8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2.38056">
            <text:p>52.380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a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cg2kdgtahk0cbz23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Kandlerhof</text:p>
          </table:table-cell>
          <table:table-cell office:value-type="float" office:value="41.552845">
            <text:p>41.5528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weigelt Mitterberg</text:p>
          </table:table-cell>
          <table:table-cell office:value-type="string">
            <text:p>Marinus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zspex5yh88h1c5a7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Marinushof</text:p>
          </table:table-cell>
          <table:table-cell office:value-type="float" office:value="36.13845">
            <text:p>36.138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Schwarze Mandonna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5.961567">
            <text:p>35.9615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Schwarze Mandonna Riserva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jmszae3k6fr1ra4j3</text:p>
          </table:table-cell>
          <table:table-cell office:value-type="string">
            <text:p>RED</text:p>
          </table:table-cell>
          <table:table-cell office:value-type="string">
            <text:p>Pinot Noir Riserva Schwarze Madonna</text:p>
          </table:table-cell>
          <table:table-cell office:value-type="string">
            <text:p>Klosterhof</text:p>
          </table:table-cell>
          <table:table-cell office:value-type="float" office:value="36.363327">
            <text:p>36.3633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Mazon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gjbg57e1h6ts3237p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J. Hofstätter</text:p>
          </table:table-cell>
          <table:table-cell office:value-type="float" office:value="30.247517">
            <text:p>30.2475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St . Urban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30.21197">
            <text:p>30.211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Thalmann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f2am5sr20mpeg380</text:p>
          </table:table-cell>
          <table:table-cell office:value-type="string">
            <text:p>RED</text:p>
          </table:table-cell>
          <table:table-cell office:value-type="string">
            <text:p>Pinot Nero Riserva Thalman</text:p>
          </table:table-cell>
          <table:table-cell office:value-type="string">
            <text:p>Kellerei Bozen / Cantina Bolzano</text:p>
          </table:table-cell>
          <table:table-cell office:value-type="float" office:value="37.236717">
            <text:p>37.2367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47.07408">
            <text:p>47.074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Ponkl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200">
            <text:p>1020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1.274414">
            <text:p>41.2744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Selection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d3g06bnqbdvyp3t6e</text:p>
          </table:table-cell>
          <table:table-cell office:value-type="string">
            <text:p>RED</text:p>
          </table:table-cell>
          <table:table-cell office:value-type="string">
            <text:p>Blauburgunder Mazzon Selection</text:p>
          </table:table-cell>
          <table:table-cell office:value-type="string">
            <text:p>Weingut Gottardi</text:p>
          </table:table-cell>
          <table:table-cell office:value-type="float" office:value="34.18003">
            <text:p>34.180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nq5t9x7sdhbh3863m</text:p>
          </table:table-cell>
          <table:table-cell office:value-type="string">
            <text:p>WHITE</text:p>
          </table:table-cell>
          <table:table-cell office:value-type="string">
            <text:p>Chardonnay Riserva Curlan</text:p>
          </table:table-cell>
          <table:table-cell office:value-type="string">
            <text:p>Girlan</text:p>
          </table:table-cell>
          <table:table-cell office:value-type="float" office:value="39.40789">
            <text:p>39.407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990">
            <text:p>5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0.496943">
            <text:p>30.49694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uburgunder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250">
            <text:p>4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3gjh692hcvwdmzs3</text:p>
          </table:table-cell>
          <table:table-cell office:value-type="string">
            <text:p>RED</text:p>
          </table:table-cell>
          <table:table-cell office:value-type="string">
            <text:p>Aegis</text:p>
          </table:table-cell>
          <table:table-cell office:value-type="string">
            <text:p>Kollerhof</text:p>
          </table:table-cell>
          <table:table-cell office:value-type="float" office:value="39.076756">
            <text:p>39.0767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864353">
            <text:p>42.8643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5650">
            <text:p>5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dsrmndw98djg58tzvwh8qx</text:p>
          </table:table-cell>
          <table:table-cell office:value-type="string">
            <text:p>RED</text:p>
          </table:table-cell>
          <table:table-cell office:value-type="string">
            <text:p>Cabernet Löwengang Bio</text:p>
          </table:table-cell>
          <table:table-cell office:value-type="string">
            <text:p>Alois Lageder</text:p>
          </table:table-cell>
          <table:table-cell office:value-type="float" office:value="34.809437">
            <text:p>34.8094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2.59386">
            <text:p>32.593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560">
            <text:p>2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88526">
            <text:p>45.885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5bza7jgrpq4fezw4</text:p>
          </table:table-cell>
          <table:table-cell office:value-type="string">
            <text:p>RED</text:p>
          </table:table-cell>
          <table:table-cell office:value-type="string">
            <text:p>Cabernet Sauvignon Turmhof</text:p>
          </table:table-cell>
          <table:table-cell office:value-type="string">
            <text:p>Tiefenbrunner</text:p>
          </table:table-cell>
          <table:table-cell office:value-type="float" office:value="40.5134">
            <text:p>40.51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Höhepunkt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qaazs8byef0f1qr6v</text:p>
          </table:table-cell>
          <table:table-cell office:value-type="string">
            <text:p>RED</text:p>
          </table:table-cell>
          <table:table-cell office:value-type="string">
            <text:p>Cabernet Sauvignon Riserva Höhepunkt</text:p>
          </table:table-cell>
          <table:table-cell office:value-type="string">
            <text:p>Seeperle</text:p>
          </table:table-cell>
          <table:table-cell office:value-type="float" office:value="45.578377">
            <text:p>45.5783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ldtal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390">
            <text:p>1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h34z2dw9p119t9rc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Clemens Waldthaler</text:p>
          </table:table-cell>
          <table:table-cell office:value-type="float" office:value="28.483627">
            <text:p>28.4836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Barbagol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b3x66mxnbmraa1tc2</text:p>
          </table:table-cell>
          <table:table-cell office:value-type="string">
            <text:p>RED</text:p>
          </table:table-cell>
          <table:table-cell office:value-type="string">
            <text:p>Lagrein Riserva Barbagól</text:p>
          </table:table-cell>
          <table:table-cell office:value-type="string">
            <text:p>Laimburg</text:p>
          </table:table-cell>
          <table:table-cell office:value-type="float" office:value="46.183662">
            <text:p>46.1836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erlhof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fn2n674ha22pp9c5t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Kellerei Bozen / Cantina Bolzano</text:p>
          </table:table-cell>
          <table:table-cell office:value-type="float" office:value="34.387527">
            <text:p>34.3875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ab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190">
            <text:p>3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2.92009">
            <text:p>42.920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estige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6.969406">
            <text:p>36.9694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vd8f4ev5cj34yy2k</text:p>
          </table:table-cell>
          <table:table-cell office:value-type="string">
            <text:p>RED</text:p>
          </table:table-cell>
          <table:table-cell office:value-type="string">
            <text:p>Lagrein Riserva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2.769115">
            <text:p>32.7691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x4kpx83nx3cx69jch</text:p>
          </table:table-cell>
          <table:table-cell office:value-type="string">
            <text:p>RED</text:p>
          </table:table-cell>
          <table:table-cell office:value-type="string">
            <text:p>Lagrein Riserva Sanct Valentin</text:p>
          </table:table-cell>
          <table:table-cell office:value-type="string">
            <text:p>St. Michael-Eppan</text:p>
          </table:table-cell>
          <table:table-cell office:value-type="float" office:value="32.58966">
            <text:p>32.589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zkqsy8c75wmej2wbe2sw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Muri Gries</text:p>
          </table:table-cell>
          <table:table-cell office:value-type="float" office:value="50.282368">
            <text:p>50.2823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ies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v0qjxd6szhh34m1f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Schreckbichl / Colterenzio</text:p>
          </table:table-cell>
          <table:table-cell office:value-type="float" office:value="31.426983">
            <text:p>31.4269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Furggl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40.885292">
            <text:p>40.8852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240">
            <text:p>3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14707">
            <text:p>43.9147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5.216743">
            <text:p>45.2167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291092">
            <text:p>37.2910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blinu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300">
            <text:p>10300</text:p>
          </table:table-cell>
          <table:table-cell office:value-type="float" office:value="7030">
            <text:p>7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33.998432">
            <text:p>33.9984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. Gloria</text:p>
          </table:table-cell>
          <table:table-cell office:value-type="string">
            <text:p>Nuss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esdk19cfa35xnp8h1</text:p>
          </table:table-cell>
          <table:table-cell office:value-type="string">
            <text:p>RED</text:p>
          </table:table-cell>
          <table:table-cell office:value-type="string">
            <text:p>Lagrein Gloria</text:p>
          </table:table-cell>
          <table:table-cell office:value-type="string">
            <text:p>Heinrich Mayr - Nusserhof</text:p>
          </table:table-cell>
          <table:table-cell office:value-type="float" office:value="39.59766">
            <text:p>39.597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 Klosteranger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5200">
            <text:p>5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6.456882">
            <text:p>56.456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(y)eroldego</text:p>
          </table:table-cell>
          <table:table-cell office:value-type="string">
            <text:p>Nuss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m05ttzdav0w2ngg6</text:p>
          </table:table-cell>
          <table:table-cell office:value-type="string">
            <text:p>RED</text:p>
          </table:table-cell>
          <table:table-cell office:value-type="string">
            <text:p>Tyroldego Rosso</text:p>
          </table:table-cell>
          <table:table-cell office:value-type="string">
            <text:p>Heinrich Mayr - Nusserhof</text:p>
          </table:table-cell>
          <table:table-cell office:value-type="float" office:value="27.156973">
            <text:p>27.1569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Siebenei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375126">
            <text:p>40.3751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Schreckbichl / Colterenzio</text:p>
          </table:table-cell>
          <table:table-cell office:value-type="float" office:value="35.270844">
            <text:p>35.2708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erva Punggl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hxtn9ffrvhg20d44</text:p>
          </table:table-cell>
          <table:table-cell office:value-type="string">
            <text:p>WHITE</text:p>
          </table:table-cell>
          <table:table-cell office:value-type="string">
            <text:p>Punggl Pinot Blanco</text:p>
          </table:table-cell>
          <table:table-cell office:value-type="string">
            <text:p>Peter Zemmer</text:p>
          </table:table-cell>
          <table:table-cell office:value-type="float" office:value="30.651388">
            <text:p>30.6513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Gant</text:p>
          </table:table-cell>
          <table:table-cell office:value-type="string">
            <text:p>Andrianer Kellere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3520">
            <text:p>3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526qyx0a54p98fxv8</text:p>
          </table:table-cell>
          <table:table-cell office:value-type="string">
            <text:p>RED</text:p>
          </table:table-cell>
          <table:table-cell office:value-type="string">
            <text:p>Merlot dell'Alto Adige</text:p>
          </table:table-cell>
          <table:table-cell office:value-type="string">
            <text:p>Andrianer Kellerei</text:p>
          </table:table-cell>
          <table:table-cell office:value-type="float" office:value="41.229816">
            <text:p>41.2298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Salegg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ytmgxxmm4g274a5vjyd9p</text:p>
          </table:table-cell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Castel Sallegg</text:p>
          </table:table-cell>
          <table:table-cell office:value-type="float" office:value="37.39148">
            <text:p>37.391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MIII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yfpystcskzv1210c</text:p>
          </table:table-cell>
          <table:table-cell office:value-type="string">
            <text:p>RED</text:p>
          </table:table-cell>
          <table:table-cell office:value-type="string">
            <text:p>Merlot Bio</text:p>
          </table:table-cell>
          <table:table-cell office:value-type="string">
            <text:p>Alois Lageder</text:p>
          </table:table-cell>
          <table:table-cell office:value-type="float" office:value="23.808657">
            <text:p>23.8086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Lona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29.876411">
            <text:p>29.8764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3390">
            <text:p>3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77sk3wjaa5ezp15k</text:p>
          </table:table-cell>
          <table:table-cell office:value-type="string">
            <text:p>RED</text:p>
          </table:table-cell>
          <table:table-cell office:value-type="string">
            <text:p>Cabernet-Merlot Riserva Loam</text:p>
          </table:table-cell>
          <table:table-cell office:value-type="string">
            <text:p>Kellerei Tramin / Cantina Tramin</text:p>
          </table:table-cell>
          <table:table-cell office:value-type="float" office:value="25.609398">
            <text:p>25.6093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551258">
            <text:p>40.5512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rnelius rosso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Schreckbichl / Colterenzio</text:p>
          </table:table-cell>
          <table:table-cell office:value-type="float" office:value="35.272137">
            <text:p>35.2721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5kmprdwyhemry8pdz</text:p>
          </table:table-cell>
          <table:table-cell office:value-type="string">
            <text:p>RED</text:p>
          </table:table-cell>
          <table:table-cell office:value-type="string">
            <text:p>Arzio Major</text:p>
          </table:table-cell>
          <table:table-cell office:value-type="string">
            <text:p>Baron Di Pauli</text:p>
          </table:table-cell>
          <table:table-cell office:value-type="float" office:value="39.29894">
            <text:p>39.298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0.144367">
            <text:p>50.1443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ermesse Grand Cuvè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4780">
            <text:p>4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10749">
            <text:p>57.107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uritius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4669">
            <text:p>35.746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irchegg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470">
            <text:p>1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egw4g9qfc1bgceyj</text:p>
          </table:table-cell>
          <table:table-cell office:value-type="string">
            <text:p>RED</text:p>
          </table:table-cell>
          <table:table-cell office:value-type="string">
            <text:p>Merlot-Cabernet Kirchegg</text:p>
          </table:table-cell>
          <table:table-cell office:value-type="string">
            <text:p>J. Hofstätter</text:p>
          </table:table-cell>
          <table:table-cell office:value-type="float" office:value="27.154726">
            <text:p>27.1547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Mayr - Unterganzn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3240">
            <text:p>3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2776">
            <text:p>45.552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Sölva / Kofl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3.922398">
            <text:p>43.9223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` Tirolensis rot</text:p>
          </table:table-cell>
          <table:table-cell office:value-type="string">
            <text:p>Tirolensis Ars Vi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a6dgzkbcvrhf0cvec</text:p>
          </table:table-cell>
          <table:table-cell office:value-type="string">
            <text:p>RED</text:p>
          </table:table-cell>
          <table:table-cell office:value-type="string">
            <text:p>Cuvée Rosso</text:p>
          </table:table-cell>
          <table:table-cell office:value-type="string">
            <text:p>Tirolensis Ars</text:p>
          </table:table-cell>
          <table:table-cell office:value-type="float" office:value="46.074696">
            <text:p>46.0746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170">
            <text:p>1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Amistar Il Secondo</text:p>
          </table:table-cell>
          <table:table-cell office:value-type="string">
            <text:p>Peter Sölva</text:p>
          </table:table-cell>
          <table:table-cell office:value-type="float" office:value="45.27669">
            <text:p>45.276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lanties Rot ( Pivi)</text:p>
          </table:table-cell>
          <table:table-cell office:value-type="string">
            <text:p>S. Quirinu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5rrey1nanbd83c82r37w74</text:p>
          </table:table-cell>
          <table:table-cell office:value-type="string">
            <text:p>RED</text:p>
          </table:table-cell>
          <table:table-cell office:value-type="string">
            <text:p>Cabernet Planties Rot Bio</text:p>
          </table:table-cell>
          <table:table-cell office:value-type="string">
            <text:p>St Quirinus</text:p>
          </table:table-cell>
          <table:table-cell office:value-type="float" office:value="35.37803">
            <text:p>35.378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204857">
            <text:p>33.2048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. Leonardo</text:p>
          </table:table-cell>
          <table:table-cell office:value-type="string">
            <text:p>S. Leonard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6950">
            <text:p>6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29.908836">
            <text:p>29.9088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rzemino superiore d`isera</text:p>
          </table:table-cell>
          <table:table-cell office:value-type="string">
            <text:p>Vivalli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90">
            <text:p>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807sbdh7w1dtgjg1r</text:p>
          </table:table-cell>
          <table:table-cell office:value-type="string">
            <text:p>RED</text:p>
          </table:table-cell>
          <table:table-cell office:value-type="string">
            <text:p>Marzemino d'Isera Superiore</text:p>
          </table:table-cell>
          <table:table-cell office:value-type="string">
            <text:p>Cantina Vivallis</text:p>
          </table:table-cell>
          <table:table-cell office:value-type="float" office:value="46.22959">
            <text:p>46.229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rg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30">
            <text:p>15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35.984516">
            <text:p>35.9845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Granat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44.917767">
            <text:p>44.917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licella Superiore 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float" office:value="43.965298">
            <text:p>43.9652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mpofiorin ( Ripasso )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10">
            <text:p>12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n9a0dhjgrp1qk93</text:p>
          </table:table-cell>
          <table:table-cell office:value-type="string">
            <text:p>RED</text:p>
          </table:table-cell>
          <table:table-cell office:value-type="string">
            <text:p>Campofiorin</text:p>
          </table:table-cell>
          <table:table-cell office:value-type="string">
            <text:p>Masi</text:p>
          </table:table-cell>
          <table:table-cell office:value-type="float" office:value="32.81328">
            <text:p>32.813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mpofiorin Brolo Oro ( Ripasso )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60">
            <text:p>1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vay9q6r9kn8sm81y</text:p>
          </table:table-cell>
          <table:table-cell office:value-type="string">
            <text:p>RED</text:p>
          </table:table-cell>
          <table:table-cell office:value-type="string">
            <text:p>Brolo di Campofiorin Oro</text:p>
          </table:table-cell>
          <table:table-cell office:value-type="string">
            <text:p>Masi</text:p>
          </table:table-cell>
          <table:table-cell office:value-type="float" office:value="38.28222">
            <text:p>38.282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imofiore ( Cab. Sauv., Cab. Franc,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7bbqq9t0s54d0240</text:p>
          </table:table-cell>
          <table:table-cell office:value-type="string">
            <text:p>RED</text:p>
          </table:table-cell>
          <table:table-cell office:value-type="string">
            <text:p>Primofiore Rosso</text:p>
          </table:table-cell>
          <table:table-cell office:value-type="string">
            <text:p>Quintarelli Giuseppe</text:p>
          </table:table-cell>
          <table:table-cell office:value-type="float" office:value="37.617382">
            <text:p>37.6173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lassic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079">
            <text:p>40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33.532906">
            <text:p>33.5329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Riserv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3z4pyxbqy0kdjyf1d</text:p>
          </table:table-cell>
          <table:table-cell office:value-type="string">
            <text:p>RED</text:p>
          </table:table-cell>
          <table:table-cell office:value-type="string">
            <text:p>Amarone della Valpolicella Classico Riserva Sergio Zenato</text:p>
          </table:table-cell>
          <table:table-cell office:value-type="string">
            <text:p>Zenato</text:p>
          </table:table-cell>
          <table:table-cell office:value-type="float" office:value="29.818386">
            <text:p>29.8183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lassico vecchie annat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nws12g02ejbqy3te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Masi</text:p>
          </table:table-cell>
          <table:table-cell office:value-type="float" office:value="25.906582">
            <text:p>25.9065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ostasera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3599">
            <text:p>359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9.74638">
            <text:p>29.746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mpolongo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8800">
            <text:p>8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9cwbkfx2k4s0ybdz</text:p>
          </table:table-cell>
          <table:table-cell office:value-type="string">
            <text:p>RED</text:p>
          </table:table-cell>
          <table:table-cell office:value-type="string">
            <text:p>Amarone della Valpolicella Classico Campolongo di Torbe</text:p>
          </table:table-cell>
          <table:table-cell office:value-type="string">
            <text:p>Masi - Cantina Privata Boscaini</text:p>
          </table:table-cell>
          <table:table-cell office:value-type="float" office:value="21.65713">
            <text:p>21.657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Mazzano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g24s0rfv2wfqy19g</text:p>
          </table:table-cell>
          <table:table-cell office:value-type="string">
            <text:p>RED</text:p>
          </table:table-cell>
          <table:table-cell office:value-type="string">
            <text:p>Mazzano Amarone Della Valpolicella Classico</text:p>
          </table:table-cell>
          <table:table-cell office:value-type="string">
            <text:p>Masi</text:p>
          </table:table-cell>
          <table:table-cell office:value-type="float" office:value="29.664356">
            <text:p>29.6643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Monte S. Urbano</text:p>
          </table:table-cell>
          <table:table-cell office:value-type="string">
            <text:p>Spe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450">
            <text:p>4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7c83fxcdd6pzs6pst</text:p>
          </table:table-cell>
          <table:table-cell office:value-type="string">
            <text:p>RED</text:p>
          </table:table-cell>
          <table:table-cell office:value-type="string">
            <text:p>Amarone della Valpolicella Classico Vigneto Monte Sant'Urbano Bio</text:p>
          </table:table-cell>
          <table:table-cell office:value-type="string">
            <text:p>Speri</text:p>
          </table:table-cell>
          <table:table-cell office:value-type="float" office:value="40.78443">
            <text:p>40.784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 Florian</text:p>
          </table:table-cell>
          <table:table-cell office:value-type="string">
            <text:p>Tom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380">
            <text:p>5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m1hq3s7p4m9ny4jtd</text:p>
          </table:table-cell>
          <table:table-cell office:value-type="string">
            <text:p>RED</text:p>
          </table:table-cell>
          <table:table-cell office:value-type="string">
            <text:p>Amarone della Valpolicella Classico Riserva Ca' Florian</text:p>
          </table:table-cell>
          <table:table-cell office:value-type="string">
            <text:p>Tommasi</text:p>
          </table:table-cell>
          <table:table-cell office:value-type="float" office:value="40.971817">
            <text:p>40.9718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Monte Dall`Or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996q4z6n7me5n2ht9j</text:p>
          </table:table-cell>
          <table:table-cell office:value-type="string">
            <text:p>RED</text:p>
          </table:table-cell>
          <table:table-cell office:value-type="string">
            <text:p>Amarcore</text:p>
          </table:table-cell>
          <table:table-cell office:value-type="string">
            <text:p>Monte Dall'Ora</text:p>
          </table:table-cell>
          <table:table-cell office:value-type="float" office:value="43.140057">
            <text:p>43.1400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Vaio Amaron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650">
            <text:p>5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Amarone della Valpolicella Classico Vaio Armaron</text:p>
          </table:table-cell>
          <table:table-cell office:value-type="string">
            <text:p>Masi - Serego Alighieri</text:p>
          </table:table-cell>
          <table:table-cell office:value-type="float" office:value="34.029434">
            <text:p>34.0294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999">
            <text:p>599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37.5231">
            <text:p>37.52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Castellare</text:p>
          </table:table-cell>
          <table:table-cell office:value-type="string">
            <text:p>Castellin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370">
            <text:p>1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1xm2t76rw48e95d8dsr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sina</text:p>
          </table:table-cell>
          <table:table-cell office:value-type="float" office:value="35.525677">
            <text:p>35.5256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Gran Selezione S.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6gja7fn0tpxa4jdv</text:p>
          </table:table-cell>
          <table:table-cell office:value-type="string">
            <text:p>RED</text:p>
          </table:table-cell>
          <table:table-cell office:value-type="string">
            <text:p>Chianti Classico Gran Selezione San Lorenzo</text:p>
          </table:table-cell>
          <table:table-cell office:value-type="string">
            <text:p>Castello di Ama</text:p>
          </table:table-cell>
          <table:table-cell office:value-type="float" office:value="51.202496">
            <text:p>51.2024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ucale oro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kyevkcngqe59bpgn</text:p>
          </table:table-cell>
          <table:table-cell office:value-type="string">
            <text:p>RED</text:p>
          </table:table-cell>
          <table:table-cell office:value-type="string">
            <text:p>Chianti Classico Riserva Ducale</text:p>
          </table:table-cell>
          <table:table-cell office:value-type="string">
            <text:p>Ruffino</text:p>
          </table:table-cell>
          <table:table-cell office:value-type="float" office:value="43.190826">
            <text:p>43.1908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Badia Passignan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3890">
            <text:p>3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s1s3v040zme1eh6r</text:p>
          </table:table-cell>
          <table:table-cell office:value-type="string">
            <text:p>RED</text:p>
          </table:table-cell>
          <table:table-cell office:value-type="string">
            <text:p>Chianti Classico Badia A Passignano</text:p>
          </table:table-cell>
          <table:table-cell office:value-type="string">
            <text:p>Antinori</text:p>
          </table:table-cell>
          <table:table-cell office:value-type="float" office:value="46.664738">
            <text:p>46.6647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Fonteruto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30">
            <text:p>15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vhdzcy55b6b4xy6fydhk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azzei - Castello di Fonterutoli</text:p>
          </table:table-cell>
          <table:table-cell office:value-type="float" office:value="29.257008">
            <text:p>29.2570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</text:p>
          </table:table-cell>
          <table:table-cell office:value-type="string">
            <text:p>Castell`in Villa</text:p>
          </table:table-cell>
          <table:table-cell office:value-type="string">
            <text:p>Verticale annate 85/95/05</text:p>
          </table:table-cell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m4b3ke02cpje0mfr0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'in Villa</text:p>
          </table:table-cell>
          <table:table-cell office:value-type="float" office:value="36.71753">
            <text:p>36.717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La Casucci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r52yc8xcfn7xh7qj</text:p>
          </table:table-cell>
          <table:table-cell office:value-type="string">
            <text:p>RED</text:p>
          </table:table-cell>
          <table:table-cell office:value-type="string">
            <text:p>Chianti Classico Gran Selezione Vigneto La Casuccia</text:p>
          </table:table-cell>
          <table:table-cell office:value-type="string">
            <text:p>Castello di Ama</text:p>
          </table:table-cell>
          <table:table-cell office:value-type="float" office:value="46.219055">
            <text:p>46.2190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Marchese Antinori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2720">
            <text:p>2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mg04s5k546gmsy4q</text:p>
          </table:table-cell>
          <table:table-cell office:value-type="string">
            <text:p>RED</text:p>
          </table:table-cell>
          <table:table-cell office:value-type="string">
            <text:p>Antinori nel Chianti Classico</text:p>
          </table:table-cell>
          <table:table-cell office:value-type="string">
            <text:p>Antinori</text:p>
          </table:table-cell>
          <table:table-cell office:value-type="float" office:value="39.015823">
            <text:p>39.0158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Greppone Mazzi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rbf2fhsxyeb4rh1e</text:p>
          </table:table-cell>
          <table:table-cell office:value-type="string">
            <text:p>RED</text:p>
          </table:table-cell>
          <table:table-cell office:value-type="string">
            <text:p>Tenuta Greppone Mazzi Brunello di Montalcino</text:p>
          </table:table-cell>
          <table:table-cell office:value-type="string">
            <text:p>Ruffino</text:p>
          </table:table-cell>
          <table:table-cell office:value-type="float" office:value="46.01879">
            <text:p>46.0187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3.385456">
            <text:p>43.3854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obile di Montepulciano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40.004826">
            <text:p>40.0048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obile di M. Le Grandi Annate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hd1jgbkep7vj2ndx</text:p>
          </table:table-cell>
          <table:table-cell office:value-type="string">
            <text:p>RED</text:p>
          </table:table-cell>
          <table:table-cell office:value-type="string">
            <text:p>Grandi Annate Vino Nobile di Montepulciano</text:p>
          </table:table-cell>
          <table:table-cell office:value-type="string">
            <text:p>Avignonesi</text:p>
          </table:table-cell>
          <table:table-cell office:value-type="float" office:value="43.622963">
            <text:p>43.6229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ellino Riserva</text:p>
          </table:table-cell>
          <table:table-cell office:value-type="string">
            <text:p>Le Pupil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8sbm5ptytpn41trfx</text:p>
          </table:table-cell>
          <table:table-cell office:value-type="string">
            <text:p>RED</text:p>
          </table:table-cell>
          <table:table-cell office:value-type="string">
            <text:p>Morellino di Scansano Riserva</text:p>
          </table:table-cell>
          <table:table-cell office:value-type="string">
            <text:p>Fattoria le Pupille</text:p>
          </table:table-cell>
          <table:table-cell office:value-type="float" office:value="33.59232">
            <text:p>33.592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naiol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82f5qac6p0spdvfef</text:p>
          </table:table-cell>
          <table:table-cell office:value-type="string">
            <text:p>RED</text:p>
          </table:table-cell>
          <table:table-cell office:value-type="string">
            <text:p>Canaiolo Toscana</text:p>
          </table:table-cell>
          <table:table-cell office:value-type="string">
            <text:p>Bibi Graetz</text:p>
          </table:table-cell>
          <table:table-cell office:value-type="float" office:value="55.23579">
            <text:p>55.235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giovese Villaggio Rocca d`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nss8xthkaf1j64w91</text:p>
          </table:table-cell>
          <table:table-cell office:value-type="string">
            <text:p>RED</text:p>
          </table:table-cell>
          <table:table-cell office:value-type="string">
            <text:p>Rocca d'Orcia Villaggio</text:p>
          </table:table-cell>
          <table:table-cell office:value-type="string">
            <text:p>Podere Forte</text:p>
          </table:table-cell>
          <table:table-cell office:value-type="float" office:value="56.466835">
            <text:p>56.466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ertruccino 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a3gn9e6zgs8z1fwzm</text:p>
          </table:table-cell>
          <table:table-cell office:value-type="string">
            <text:p>RED</text:p>
          </table:table-cell>
          <table:table-cell office:value-type="string">
            <text:p>Sangiovese Petruccino Bio</text:p>
          </table:table-cell>
          <table:table-cell office:value-type="string">
            <text:p>Podere Forte</text:p>
          </table:table-cell>
          <table:table-cell office:value-type="float" office:value="39.18398">
            <text:p>39.183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pyx6krgn42w6wrt</text:p>
          </table:table-cell>
          <table:table-cell office:value-type="string">
            <text:p>RED</text:p>
          </table:table-cell>
          <table:table-cell office:value-type="string">
            <text:p>Bolgheri</text:p>
          </table:table-cell>
          <table:table-cell office:value-type="string">
            <text:p>Michele Satta</text:p>
          </table:table-cell>
          <table:table-cell office:value-type="float" office:value="35.73845">
            <text:p>35.738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ffocone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aszmnqhrf6b4218s1</text:p>
          </table:table-cell>
          <table:table-cell office:value-type="string">
            <text:p>RED</text:p>
          </table:table-cell>
          <table:table-cell office:value-type="string">
            <text:p>Soffocone di Natale Toscana</text:p>
          </table:table-cell>
          <table:table-cell office:value-type="string">
            <text:p>Bibi Graetz</text:p>
          </table:table-cell>
          <table:table-cell office:value-type="float" office:value="55.3192">
            <text:p>55.31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Duemani Cabernet Franc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39.12156">
            <text:p>39.121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serre Nuove dell` 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4690">
            <text:p>4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8.283016">
            <text:p>48.2830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. Guid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2.78559">
            <text:p>42.785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uisassi Syrah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em1k3te2penx8yzf</text:p>
          </table:table-cell>
          <table:table-cell office:value-type="string">
            <text:p>RED</text:p>
          </table:table-cell>
          <table:table-cell office:value-type="string">
            <text:p>Syrah Suisassi Bio</text:p>
          </table:table-cell>
          <table:table-cell office:value-type="string">
            <text:p>Duemani</text:p>
          </table:table-cell>
          <table:table-cell office:value-type="float" office:value="49.21467">
            <text:p>49.214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0500">
            <text:p>2050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44278">
            <text:p>33.2442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2500">
            <text:p>2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37276">
            <text:p>46.8372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9600">
            <text:p>9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7.249218">
            <text:p>37.2492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stamatta verticale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24000">
            <text:p>2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60075">
            <text:p>60.4600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50 &amp; 50</text:p>
          </table:table-cell>
          <table:table-cell office:value-type="string">
            <text:p>Avignonesi &amp; Capanel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800">
            <text:p>10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3a52xqrepkrchv7c</text:p>
          </table:table-cell>
          <table:table-cell office:value-type="string">
            <text:p>RED</text:p>
          </table:table-cell>
          <table:table-cell office:value-type="string">
            <text:p>50 &amp; 50</text:p>
          </table:table-cell>
          <table:table-cell office:value-type="string">
            <text:p>Capannelle</text:p>
          </table:table-cell>
          <table:table-cell office:value-type="float" office:value="47.722572">
            <text:p>47.7225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6500">
            <text:p>26500</text:p>
          </table:table-cell>
          <table:table-cell office:value-type="float" office:value="16000">
            <text:p>1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55624">
            <text:p>43.955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. Guid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1200">
            <text:p>31200</text:p>
          </table:table-cell>
          <table:table-cell office:value-type="float" office:value="19900">
            <text:p>19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0.01742">
            <text:p>40.017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34000">
            <text:p>3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70997">
            <text:p>31.5709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esiderio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ykn5cfzvyrbxazas</text:p>
          </table:table-cell>
          <table:table-cell office:value-type="string">
            <text:p>RED</text:p>
          </table:table-cell>
          <table:table-cell office:value-type="string">
            <text:p>Merlot Desiderio Bio</text:p>
          </table:table-cell>
          <table:table-cell office:value-type="string">
            <text:p>Avignonesi</text:p>
          </table:table-cell>
          <table:table-cell office:value-type="float" office:value="35.989143">
            <text:p>35.9891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9975">
            <text:p>99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pz39jjygwhhcww7b</text:p>
          </table:table-cell>
          <table:table-cell office:value-type="string">
            <text:p>RED</text:p>
          </table:table-cell>
          <table:table-cell office:value-type="string">
            <text:p>Tenuta Guado al Tasso Walfredo Syrah</text:p>
          </table:table-cell>
          <table:table-cell office:value-type="string">
            <text:p>Antinori</text:p>
          </table:table-cell>
          <table:table-cell office:value-type="float" office:value="44.04298">
            <text:p>44.042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Bruciat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31.01591">
            <text:p>31.0159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33 vendemmie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6190">
            <text:p>6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13ecbhgdxqr44t5r7</text:p>
          </table:table-cell>
          <table:table-cell office:value-type="string">
            <text:p>RED</text:p>
          </table:table-cell>
          <table:table-cell office:value-type="string">
            <text:p>33 Trentatre Vendemmie Toscana</text:p>
          </table:table-cell>
          <table:table-cell office:value-type="string">
            <text:p>Castellare</text:p>
          </table:table-cell>
          <table:table-cell office:value-type="float" office:value="41.225155">
            <text:p>41.2251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 sodi di San Nicolo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6.12425">
            <text:p>46.124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Il concerto di Fonterutol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4990">
            <text:p>4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41.63644">
            <text:p>41.636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` Apparita</text:p>
          </table:table-cell>
          <table:table-cell office:value-type="string">
            <text:p>Castello Am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8000">
            <text:p>28000</text:p>
          </table:table-cell>
          <table:table-cell office:value-type="float" office:value="18900">
            <text:p>1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1.860703">
            <text:p>41.8607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arolo Enrico VI</text:p>
          </table:table-cell>
          <table:table-cell office:value-type="string">
            <text:p>Codero di Montezemol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yj2knc2pxdamydd4</text:p>
          </table:table-cell>
          <table:table-cell office:value-type="string">
            <text:p>RED</text:p>
          </table:table-cell>
          <table:table-cell office:value-type="string">
            <text:p>Barolo Enrico VI</text:p>
          </table:table-cell>
          <table:table-cell office:value-type="string">
            <text:p>Cordero di Montezemolo</text:p>
          </table:table-cell>
          <table:table-cell office:value-type="float" office:value="60.970173">
            <text:p>60.9701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to Moresco (Nebbiolo, Barbera, Merlot)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4250">
            <text:p>4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3215">
            <text:p>47.032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 Monferrato Rosso ( Nebbiolo, Barbera )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tgvwpbf3ffkwsgmye</text:p>
          </table:table-cell>
          <table:table-cell office:value-type="string">
            <text:p>RED</text:p>
          </table:table-cell>
          <table:table-cell office:value-type="string">
            <text:p>Pin</text:p>
          </table:table-cell>
          <table:table-cell office:value-type="string">
            <text:p>La Spinetta</text:p>
          </table:table-cell>
          <table:table-cell office:value-type="float" office:value="36.44695">
            <text:p>36.44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` Alba Superiore Ad Majora</text:p>
          </table:table-cell>
          <table:table-cell office:value-type="string">
            <text:p>San Biagi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trq3v31wghrzy97xn</text:p>
          </table:table-cell>
          <table:table-cell office:value-type="string">
            <text:p>RED</text:p>
          </table:table-cell>
          <table:table-cell office:value-type="string">
            <text:p>Ad Maiora Rosso</text:p>
          </table:table-cell>
          <table:table-cell office:value-type="string">
            <text:p>San Biagio</text:p>
          </table:table-cell>
          <table:table-cell office:value-type="float" office:value="48.606987">
            <text:p>48.6069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d`Alba</text:p>
          </table:table-cell>
          <table:table-cell office:value-type="string">
            <text:p>Illuminat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75">
            <text:p>9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zttp0pfkq3jjm6c8b</text:p>
          </table:table-cell>
          <table:table-cell office:value-type="string">
            <text:p>RED</text:p>
          </table:table-cell>
          <table:table-cell office:value-type="string">
            <text:p>Savincato Dolcetto d'Alba</text:p>
          </table:table-cell>
          <table:table-cell office:value-type="string">
            <text:p>Tenuta L'Illuminata</text:p>
          </table:table-cell>
          <table:table-cell office:value-type="float" office:value="32.028355">
            <text:p>32.028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Elio Grasso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q3dhfkzwpbma95ewh</text:p>
          </table:table-cell>
          <table:table-cell office:value-type="string">
            <text:p>RED</text:p>
          </table:table-cell>
          <table:table-cell office:value-type="string">
            <text:p>Nebbiolo Gavarini</text:p>
          </table:table-cell>
          <table:table-cell office:value-type="string">
            <text:p>Elio Grasso</text:p>
          </table:table-cell>
          <table:table-cell office:value-type="float" office:value="44.822144">
            <text:p>44.8221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Sori`Tildin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61000">
            <text:p>61000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z9ywca81hkm70s5r</text:p>
          </table:table-cell>
          <table:table-cell office:value-type="string">
            <text:p>RED</text:p>
          </table:table-cell>
          <table:table-cell office:value-type="string">
            <text:p>Barbaresco Sorì Tildìn</text:p>
          </table:table-cell>
          <table:table-cell office:value-type="string">
            <text:p>Gaja</text:p>
          </table:table-cell>
          <table:table-cell office:value-type="float" office:value="44.39051">
            <text:p>44.390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brusco dolce I Quercioli</text:p>
          </table:table-cell>
          <table:table-cell office:value-type="string">
            <text:p>Medici Ermet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em02683576qy4t8sd</text:p>
          </table:table-cell>
          <table:table-cell office:value-type="string">
            <text:p>RED</text:p>
          </table:table-cell>
          <table:table-cell office:value-type="string">
            <text:p>Lambrsco Q-Ing</text:p>
          </table:table-cell>
          <table:table-cell office:value-type="string">
            <text:p>Medici Ermete</text:p>
          </table:table-cell>
          <table:table-cell office:value-type="float" office:value="44.21048">
            <text:p>44.210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urriga Isola dei Nuragi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7900">
            <text:p>7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rwyr5hznws9hz2f5k0</text:p>
          </table:table-cell>
          <table:table-cell office:value-type="string">
            <text:p>RED</text:p>
          </table:table-cell>
          <table:table-cell office:value-type="string">
            <text:p>Korem Isola dei Nuraghi</text:p>
          </table:table-cell>
          <table:table-cell office:value-type="string">
            <text:p>Argiolas</text:p>
          </table:table-cell>
          <table:table-cell office:value-type="float" office:value="44.87318">
            <text:p>44.873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Schreckbichl / Colterenzio</text:p>
          </table:table-cell>
          <table:table-cell office:value-type="float" office:value="34.197258">
            <text:p>34.19725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uvignon St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29.023842">
            <text:p>29.02384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laschenpost Rose`</text:p>
          </table:table-cell>
          <table:table-cell office:value-type="string">
            <text:p>Andy Sölva &amp; N. Kofler</text:p>
          </table:table-cell>
          <table:table-cell office:value-type="string"/>
          <table:table-cell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e8a4dr2kr791mhcx18</text:p>
          </table:table-cell>
          <table:table-cell office:value-type="string">
            <text:p>ROSE</text:p>
          </table:table-cell>
          <table:table-cell office:value-type="string">
            <text:p>Traumprinz Rosé</text:p>
          </table:table-cell>
          <table:table-cell office:value-type="string">
            <text:p>Köhler</text:p>
          </table:table-cell>
          <table:table-cell office:value-type="float" office:value="25.20832">
            <text:p>25.2083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ris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Schreckbichl / Colterenzio</text:p>
          </table:table-cell>
          <table:table-cell office:value-type="float" office:value="34.481327">
            <text:p>34.4813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rnelius rosso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395">
            <text:p>1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Schreckbichl / Colterenzio</text:p>
          </table:table-cell>
          <table:table-cell office:value-type="float" office:value="34.48262">
            <text:p>34.482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Riserva Anton</text:p>
          </table:table-cell>
          <table:table-cell office:value-type="string">
            <text:p>Schmid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tpzvr2e5fh4np26n</text:p>
          </table:table-cell>
          <table:table-cell office:value-type="string">
            <text:p>RED</text:p>
          </table:table-cell>
          <table:table-cell office:value-type="string">
            <text:p>Anton Riserva Lagrein Gries</text:p>
          </table:table-cell>
          <table:table-cell office:value-type="string">
            <text:p>Schmid Oberrautner</text:p>
          </table:table-cell>
          <table:table-cell office:value-type="float" office:value="34.26241">
            <text:p>34.2624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Fonterutol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0g60zrdaca7v5swn3k</text:p>
          </table:table-cell>
          <table:table-cell office:value-type="string">
            <text:p>RED</text:p>
          </table:table-cell>
          <table:table-cell office:value-type="string">
            <text:p>Mazzeo Chianti Classico</text:p>
          </table:table-cell>
          <table:table-cell office:value-type="string">
            <text:p>Mazzei</text:p>
          </table:table-cell>
          <table:table-cell office:value-type="float" office:value="30.412155">
            <text:p>30.4121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so Poggio al Tesoro</text:p>
          </table:table-cell>
          <table:table-cell office:value-type="string">
            <text:p>Il Seggio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a5abvcse7kmxnerye</text:p>
          </table:table-cell>
          <table:table-cell office:value-type="string">
            <text:p>RED</text:p>
          </table:table-cell>
          <table:table-cell office:value-type="string">
            <text:p>Poggio al Commessario</text:p>
          </table:table-cell>
          <table:table-cell office:value-type="string">
            <text:p>Il Civettaio</text:p>
          </table:table-cell>
          <table:table-cell office:value-type="float" office:value="25.733307">
            <text:p>25.73330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reo</text:p>
          </table:table-cell>
          <table:table-cell office:value-type="string">
            <text:p>Tenuta Il Borgo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z9e6579xexbq79sefv</text:p>
          </table:table-cell>
          <table:table-cell office:value-type="string">
            <text:p>ROSE</text:p>
          </table:table-cell>
          <table:table-cell office:value-type="string">
            <text:p>Cabaret Rosé</text:p>
          </table:table-cell>
          <table:table-cell office:value-type="string">
            <text:p>Il Moralizzatore</text:p>
          </table:table-cell>
          <table:table-cell office:value-type="float" office:value="18.075">
            <text:p>18.0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 Insoglio</text:p>
          </table:table-cell>
          <table:table-cell office:value-type="string">
            <text:p>Tenuta Biserno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30.411587">
            <text:p>30.4115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lassic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32.743393">
            <text:p>32.74339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2.59594">
            <text:p>42.59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10900">
            <text:p>10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166107">
            <text:p>43.1661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Epokale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float" office:value="33000">
            <text:p>3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Kellerei Tramin / Cantina Tramin</text:p>
          </table:table-cell>
          <table:table-cell office:value-type="float" office:value="41.980278">
            <text:p>41.9802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Comtes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330">
            <text:p>2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zzj619n9spacdw6hz</text:p>
          </table:table-cell>
          <table:table-cell office:value-type="string">
            <text:p>DESSERT</text:p>
          </table:table-cell>
          <table:table-cell office:value-type="string">
            <text:p>Passito Comtess Sanct Valentin</text:p>
          </table:table-cell>
          <table:table-cell office:value-type="string">
            <text:p>St. Michael-Eppan</text:p>
          </table:table-cell>
          <table:table-cell office:value-type="float" office:value="21.71669">
            <text:p>21.716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Le Petit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37.494854">
            <text:p>37.4948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Moscato Rosa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a1sev3xj8vapf87x</text:p>
          </table:table-cell>
          <table:table-cell office:value-type="string">
            <text:p>DESSERT</text:p>
          </table:table-cell>
          <table:table-cell office:value-type="string">
            <text:p>Praepositus Moscato Rosa</text:p>
          </table:table-cell>
          <table:table-cell office:value-type="string">
            <text:p>Abbazia di Novacella (Stiftskellerei Neustift)</text:p>
          </table:table-cell>
          <table:table-cell office:value-type="float" office:value="32.638355">
            <text:p>32.6383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phir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r2bnkyggvqr2c10s</text:p>
          </table:table-cell>
          <table:table-cell office:value-type="string">
            <text:p>DESSERT</text:p>
          </table:table-cell>
          <table:table-cell office:value-type="string">
            <text:p>Sauvignon Passito Saphir</text:p>
          </table:table-cell>
          <table:table-cell office:value-type="string">
            <text:p>Laimburg</text:p>
          </table:table-cell>
          <table:table-cell office:value-type="float" office:value="35.63729">
            <text:p>35.6372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 Eiswein</text:p>
          </table:table-cell>
          <table:table-cell office:value-type="string">
            <text:p>Dr. Loosen</text:p>
          </table:table-cell>
          <table:table-cell office:value-type="string"/>
          <table:table-cell office:value-type="string">
            <text:p>0.187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rw6bbb49eq50jxp5c</text:p>
          </table:table-cell>
          <table:table-cell office:value-type="string">
            <text:p>DESSERT</text:p>
          </table:table-cell>
          <table:table-cell office:value-type="string">
            <text:p>Riesling Eiswein</text:p>
          </table:table-cell>
          <table:table-cell office:value-type="string">
            <text:p>Dr. Loosen</text:p>
          </table:table-cell>
          <table:table-cell office:value-type="float" office:value="30.843235">
            <text:p>30.8432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Rosis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6m7ex095naqnnz3w</text:p>
          </table:table-cell>
          <table:table-cell office:value-type="string">
            <text:p>DESSERT</text:p>
          </table:table-cell>
          <table:table-cell office:value-type="string">
            <text:p>Moscato Rosa Rosis</text:p>
          </table:table-cell>
          <table:table-cell office:value-type="string">
            <text:p>Kellerei Bozen / Cantina Bolzano</text:p>
          </table:table-cell>
          <table:table-cell office:value-type="float" office:value="32.113056">
            <text:p>32.1130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Vin Sant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9mj99d915rrdnvjrc</text:p>
          </table:table-cell>
          <table:table-cell office:value-type="string">
            <text:p>DESSERT</text:p>
          </table:table-cell>
          <table:table-cell office:value-type="string">
            <text:p>Vin Santo del Chianti Classico</text:p>
          </table:table-cell>
          <table:table-cell office:value-type="string">
            <text:p>Castello di Ama</text:p>
          </table:table-cell>
          <table:table-cell office:value-type="float" office:value="38.184944">
            <text:p>38.1849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Ben Rye`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2650">
            <text:p>2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jah9kxz5asj0shk19</text:p>
          </table:table-cell>
          <table:table-cell office:value-type="string">
            <text:p>DESSERT</text:p>
          </table:table-cell>
          <table:table-cell office:value-type="string">
            <text:p>Ben Ryé Grappa</text:p>
          </table:table-cell>
          <table:table-cell office:value-type="string">
            <text:p>Donnafugata</text:p>
          </table:table-cell>
          <table:table-cell office:value-type="float" office:value="40.927765">
            <text:p>40.9277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Chateau d`yquem Sauternes</text:p>
          </table:table-cell>
          <table:table-cell office:value-type="string">
            <text:p>Chateau d`Yquem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2000">
            <text:p>2000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596428">
            <text:p>53.5964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Tokaji Eszencia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0.375</text:p>
          </table:table-cell>
          <table:table-cell office:value-type="float" office:value="0">
            <text:p>0</text:p>
          </table:table-cell>
          <table:table-cell office:value-type="float" office:value="31200">
            <text:p>31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hhysam0wd6j8sx3p83</text:p>
          </table:table-cell>
          <table:table-cell office:value-type="string">
            <text:p>DESSERT</text:p>
          </table:table-cell>
          <table:table-cell office:value-type="string">
            <text:p>Tokaji Aszú Eszencia</text:p>
          </table:table-cell>
          <table:table-cell office:value-type="string">
            <text:p>Oremus</text:p>
          </table:table-cell>
          <table:table-cell office:value-type="float" office:value="42.892326">
            <text:p>42.892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Prestige </text:p>
          </table:table-cell>
          <table:table-cell office:value-type="string">
            <text:p>Kellerie Bozen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800">
            <text:p>4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v49szy8rgmwyak0n</text:p>
          </table:table-cell>
          <table:table-cell office:value-type="string">
            <text:p>RED</text:p>
          </table:table-cell>
          <table:table-cell office:value-type="string">
            <text:p>Lagrein Riserva Prestige</text:p>
          </table:table-cell>
          <table:table-cell office:value-type="string">
            <text:p>Kellerei Bozen / Cantina Bolzano</text:p>
          </table:table-cell>
          <table:table-cell office:value-type="float" office:value="34.90698">
            <text:p>34.9069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riserva Mumelter 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750">
            <text:p>5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074837">
            <text:p>42.07483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Abtei Muri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50">
            <text:p>4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th1xbg6r8ymdybws58</text:p>
          </table:table-cell>
          <table:table-cell office:value-type="string">
            <text:p>DESSERT</text:p>
          </table:table-cell>
          <table:table-cell office:value-type="string">
            <text:p>Abtei Sommer Riesling</text:p>
          </table:table-cell>
          <table:table-cell office:value-type="string">
            <text:p>Abtei St Hildegard</text:p>
          </table:table-cell>
          <table:table-cell office:value-type="float" office:value="28.402023">
            <text:p>28.4020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6.87759">
            <text:p>36.8775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arein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900">
            <text:p>1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6.501575">
            <text:p>36.5015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istar Rot 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5wfb56vgxqatrz2p9</text:p>
          </table:table-cell>
          <table:table-cell office:value-type="string">
            <text:p>WHITE</text:p>
          </table:table-cell>
          <table:table-cell office:value-type="string">
            <text:p>Amistar Gewürztraminer</text:p>
          </table:table-cell>
          <table:table-cell office:value-type="string">
            <text:p>Peter Sölva</text:p>
          </table:table-cell>
          <table:table-cell office:value-type="float" office:value="41.623215">
            <text:p>41.62321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800">
            <text:p>7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39.76174">
            <text:p>39.761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2.41534">
            <text:p>32.4153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ldher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43.575127">
            <text:p>43.5751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position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4.76326">
            <text:p>44.763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roldeg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36.22549">
            <text:p>36.2254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Vajo Amaron </text:p>
          </table:table-cell>
          <table:table-cell office:value-type="string">
            <text:p>Serego Alighieri Ma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Amarone della Valpolicella Classico Vaio Armaron</text:p>
          </table:table-cell>
          <table:table-cell office:value-type="string">
            <text:p>Masi - Serego Alighieri</text:p>
          </table:table-cell>
          <table:table-cell office:value-type="float" office:value="70.82197">
            <text:p>70.8219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ampolongo di Torbe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9500">
            <text:p>1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ypn3ac2a9w36spxgf</text:p>
          </table:table-cell>
          <table:table-cell office:value-type="string">
            <text:p>DESSERT</text:p>
          </table:table-cell>
          <table:table-cell office:value-type="string">
            <text:p>Campolongo di Torbe Recioto Amarone</text:p>
          </table:table-cell>
          <table:table-cell office:value-type="string">
            <text:p>Masi</text:p>
          </table:table-cell>
          <table:table-cell office:value-type="float" office:value="39.21553">
            <text:p>39.2155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Riserv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2400">
            <text:p>1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6ajfw8xnmfax6dmj</text:p>
          </table:table-cell>
          <table:table-cell office:value-type="string">
            <text:p>RED</text:p>
          </table:table-cell>
          <table:table-cell office:value-type="string">
            <text:p>Amarone della Valpolicella Classico Riserva Costasera</text:p>
          </table:table-cell>
          <table:table-cell office:value-type="string">
            <text:p>Masi</text:p>
          </table:table-cell>
          <table:table-cell office:value-type="float" office:value="30.117376">
            <text:p>30.1173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0200">
            <text:p>10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6863">
            <text:p>28.9568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Marchese Antinori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21x3n3qe67eapsfq</text:p>
          </table:table-cell>
          <table:table-cell office:value-type="string">
            <text:p>SPARKLING</text:p>
          </table:table-cell>
          <table:table-cell office:value-type="string">
            <text:p>Tenuta Montenisa 'Marchese Antinori' Nature</text:p>
          </table:table-cell>
          <table:table-cell office:value-type="string">
            <text:p>Antinori</text:p>
          </table:table-cell>
          <table:table-cell office:value-type="float" office:value="38.94469">
            <text:p>38.944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Badia a passignan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6900">
            <text:p>6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s1s3v040zme1eh6r</text:p>
          </table:table-cell>
          <table:table-cell office:value-type="string">
            <text:p>RED</text:p>
          </table:table-cell>
          <table:table-cell office:value-type="string">
            <text:p>Chianti Classico Badia A Passignano</text:p>
          </table:table-cell>
          <table:table-cell office:value-type="string">
            <text:p>Antinori</text:p>
          </table:table-cell>
          <table:table-cell office:value-type="float" office:value="50.34275">
            <text:p>50.3427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</text:p>
          </table:table-cell>
          <table:table-cell office:value-type="string">
            <text:p>Fonterutoli Mazze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vhdzcy55b6b4xy6fydhk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azzei - Castello di Fonterutoli</text:p>
          </table:table-cell>
          <table:table-cell office:value-type="float" office:value="42.907623">
            <text:p>42.9076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di classico S. Lorenzo </text:p>
          </table:table-cell>
          <table:table-cell office:value-type="string">
            <text:p>Castello Am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6gja7fn0tpxa4jdv</text:p>
          </table:table-cell>
          <table:table-cell office:value-type="string">
            <text:p>RED</text:p>
          </table:table-cell>
          <table:table-cell office:value-type="string">
            <text:p>Chianti Classico Gran Selezione San Lorenzo</text:p>
          </table:table-cell>
          <table:table-cell office:value-type="string">
            <text:p>Castello di Ama</text:p>
          </table:table-cell>
          <table:table-cell office:value-type="float" office:value="36.72488">
            <text:p>36.7248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ianti classico Castellina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06zwcsc4b3znqxgds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Castellare</text:p>
          </table:table-cell>
          <table:table-cell office:value-type="float" office:value="36.873695">
            <text:p>36.8736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ulciano Asinone </text:p>
          </table:table-cell>
          <table:table-cell office:value-type="string">
            <text:p>Poliziano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9500">
            <text:p>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7.88184">
            <text:p>47.8818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2.59594">
            <text:p>42.5959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uado Al Tasso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448wchgb957p8en2</text:p>
          </table:table-cell>
          <table:table-cell office:value-type="string">
            <text:p>WHITE</text:p>
          </table:table-cell>
          <table:table-cell office:value-type="string">
            <text:p>Tenuta Guado al Tasso Camillo</text:p>
          </table:table-cell>
          <table:table-cell office:value-type="string">
            <text:p>Antinori</text:p>
          </table:table-cell>
          <table:table-cell office:value-type="float" office:value="45.313354">
            <text:p>45.3133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Volta di Bertinga</text:p>
          </table:table-cell>
          <table:table-cell office:value-type="string">
            <text:p>Bertinga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19500">
            <text:p>1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wxzn18yjrenwzecg0</text:p>
          </table:table-cell>
          <table:table-cell office:value-type="string">
            <text:p>RED</text:p>
          </table:table-cell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float" office:value="56.295605">
            <text:p>56.2956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giovese Grandi Annate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5500">
            <text:p>1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wy9td04da4avk05h</text:p>
          </table:table-cell>
          <table:table-cell office:value-type="string">
            <text:p>RED</text:p>
          </table:table-cell>
          <table:table-cell office:value-type="string">
            <text:p>Sangiovese In Grandi Annate</text:p>
          </table:table-cell>
          <table:table-cell office:value-type="string">
            <text:p>Avignonesi</text:p>
          </table:table-cell>
          <table:table-cell office:value-type="float" office:value="42.086403">
            <text:p>42.0864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giovese Testamatta rosso Bibi Graetz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59.67056">
            <text:p>59.670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angiovese Villaggio Rocca d`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nss8xthkaf1j64w91</text:p>
          </table:table-cell>
          <table:table-cell office:value-type="string">
            <text:p>RED</text:p>
          </table:table-cell>
          <table:table-cell office:value-type="string">
            <text:p>Rocca d'Orcia Villaggio</text:p>
          </table:table-cell>
          <table:table-cell office:value-type="string">
            <text:p>Podere Forte</text:p>
          </table:table-cell>
          <table:table-cell office:value-type="float" office:value="56.466835">
            <text:p>56.46683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gnanello Antinori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1pq3nb7tbcms1x4f</text:p>
          </table:table-cell>
          <table:table-cell office:value-type="string">
            <text:p>DESSERT</text:p>
          </table:table-cell>
          <table:table-cell office:value-type="string">
            <text:p>Grappa Tignanello</text:p>
          </table:table-cell>
          <table:table-cell office:value-type="string">
            <text:p>Antinori</text:p>
          </table:table-cell>
          <table:table-cell office:value-type="float" office:value="37.741226">
            <text:p>37.74122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Il Pi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9950">
            <text:p>9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40.711746">
            <text:p>40.7117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so il Seggi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1cmbn9kxfdbhqej5</text:p>
          </table:table-cell>
          <table:table-cell office:value-type="string">
            <text:p>RED</text:p>
          </table:table-cell>
          <table:table-cell office:value-type="string">
            <text:p>Bolgheri Il Seggio</text:p>
          </table:table-cell>
          <table:table-cell office:value-type="string">
            <text:p>Poggio Al Tesoro</text:p>
          </table:table-cell>
          <table:table-cell office:value-type="float" office:value="54.297295">
            <text:p>54.2972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gheri rosso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2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pyx6krgn42w6wrt</text:p>
          </table:table-cell>
          <table:table-cell office:value-type="string">
            <text:p>RED</text:p>
          </table:table-cell>
          <table:table-cell office:value-type="string">
            <text:p>Bolgheri</text:p>
          </table:table-cell>
          <table:table-cell office:value-type="string">
            <text:p>Michele Satta</text:p>
          </table:table-cell>
          <table:table-cell office:value-type="float" office:value="34.948933">
            <text:p>34.9489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marone Costaser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400">
            <text:p>20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6863">
            <text:p>28.9568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rlot Vistorta </text:p>
          </table:table-cell>
          <table:table-cell office:value-type="string">
            <text:p>Conte Br. d`Adda</text:p>
          </table:table-cell>
          <table:table-cell office:value-type="string"/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q8mp8305kt2cmh353</text:p>
          </table:table-cell>
          <table:table-cell office:value-type="string">
            <text:p>RED</text:p>
          </table:table-cell>
          <table:table-cell office:value-type="string">
            <text:p>Merlot Il Vistorta Bio</text:p>
          </table:table-cell>
          <table:table-cell office:value-type="string">
            <text:p>Conte Brandolini d'Adda</text:p>
          </table:table-cell>
          <table:table-cell office:value-type="float" office:value="38.724274">
            <text:p>38.72427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estamatta Bibi Graetz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3.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59.67056">
            <text:p>59.670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Lafoa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6.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1.804344">
            <text:p>31.80434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Campaner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12.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41.872204">
            <text:p>41.87220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bernet Lafoa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12.0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1.804344">
            <text:p>31.804344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Gumphof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Oberberg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riserva Renai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090">
            <text:p>3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30">
            <text:p>1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riserva Renai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Mediaevum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/>
          <table:table-cell office:value-type="string">
            <text:p>Blauburgunder Artu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eif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40">
            <text:p>9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Ronc</text:p>
          </table:table-cell>
          <table:table-cell office:value-type="string">
            <text:p>Greisbau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2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Staffes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3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Kressfeld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arn</text:p>
          </table:table-cell>
          <table:table-cell office:value-type="string">
            <text:p>Glassi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30">
            <text:p>24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peleia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6]); &quot;&quot;; 1)"/>
          <table:table-cell office:value-type="string"/>
          <table:table-cell office:value-type="string"/>
          <table:table-cell office:value-type="string"/>
          <table:table-cell office:value-type="string">
            <text:p>Merlot Staves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300">
            <text:p>4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7]); &quot;&quot;; 1)"/>
          <table:table-cell office:value-type="string"/>
          <table:table-cell office:value-type="string"/>
          <table:table-cell office:value-type="string"/>
          <table:table-cell office:value-type="string">
            <text:p>Fojaneghe </text:p>
          </table:table-cell>
          <table:table-cell office:value-type="string">
            <text:p>Conti Bossi Fedrigott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